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4.251cm" style:rel-column-width="16384*"/>
    </style:style>
    <style:style style:name="Tabela1.D" style:family="table-column">
      <style:table-column-properties style:column-width="4.249cm" style:rel-column-width="16383*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D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cb523" officeooo:paragraph-rsid="001cb523"/>
    </style:style>
    <style:style style:name="P2" style:family="paragraph" style:parent-style-name="Standard">
      <style:text-properties officeooo:rsid="001e4b18" officeooo:paragraph-rsid="001e4b18"/>
    </style:style>
    <style:style style:name="P3" style:family="paragraph" style:parent-style-name="Standard">
      <style:text-properties officeooo:rsid="001e4b18" officeooo:paragraph-rsid="001ffc4c"/>
    </style:style>
    <style:style style:name="P4" style:family="paragraph" style:parent-style-name="Standard">
      <style:text-properties officeooo:paragraph-rsid="001e4b18"/>
    </style:style>
    <style:style style:name="P5" style:family="paragraph" style:parent-style-name="Standard">
      <style:text-properties officeooo:rsid="001ffc4c" officeooo:paragraph-rsid="001ffc4c"/>
    </style:style>
    <style:style style:name="P6" style:family="paragraph" style:parent-style-name="Standard">
      <style:text-properties officeooo:rsid="00229aa5" officeooo:paragraph-rsid="00229aa5"/>
    </style:style>
    <style:style style:name="P7" style:family="paragraph" style:parent-style-name="Table_20_Contents">
      <style:text-properties officeooo:rsid="001ffc4c" officeooo:paragraph-rsid="001ffc4c"/>
    </style:style>
    <style:style style:name="P8" style:family="paragraph" style:parent-style-name="Standard">
      <style:text-properties officeooo:rsid="00249c9b" officeooo:paragraph-rsid="00249c9b"/>
    </style:style>
    <style:style style:name="P9" style:family="paragraph" style:parent-style-name="Standard">
      <style:text-properties officeooo:rsid="00249c9b" officeooo:paragraph-rsid="002767e9"/>
    </style:style>
    <style:style style:name="P10" style:family="paragraph" style:parent-style-name="Standard">
      <style:text-properties officeooo:rsid="00249c9b" officeooo:paragraph-rsid="0028ca3b"/>
    </style:style>
    <style:style style:name="P11" style:family="paragraph" style:parent-style-name="Standard">
      <style:text-properties officeooo:rsid="00249c9b" officeooo:paragraph-rsid="0029cc1e"/>
    </style:style>
    <style:style style:name="P12" style:family="paragraph" style:parent-style-name="Standard">
      <style:text-properties officeooo:rsid="00266340" officeooo:paragraph-rsid="00266340"/>
    </style:style>
    <style:style style:name="P13" style:family="paragraph" style:parent-style-name="Standard">
      <style:text-properties officeooo:rsid="0028ca3b" officeooo:paragraph-rsid="0028ca3b"/>
    </style:style>
    <style:style style:name="P14" style:family="paragraph" style:parent-style-name="Table_20_Contents">
      <style:text-properties officeooo:rsid="00249c9b" officeooo:paragraph-rsid="00249c9b"/>
    </style:style>
    <style:style style:name="T1" style:family="text">
      <style:text-properties officeooo:rsid="001e4b18"/>
    </style:style>
    <style:style style:name="T2" style:family="text">
      <style:text-properties fo:color="#808080" style:font-name="Courier New" fo:font-style="italic"/>
    </style:style>
    <style:style style:name="T3" style:family="text">
      <style:text-properties fo:color="#808080" style:font-name="Courier New" fo:font-style="italic" officeooo:rsid="001e4b18"/>
    </style:style>
    <style:style style:name="T4" style:family="text">
      <style:text-properties officeooo:rsid="001ffc4c"/>
    </style:style>
    <style:style style:name="T5" style:family="text">
      <style:text-properties officeooo:rsid="0021fbf1"/>
    </style:style>
    <style:style style:name="T6" style:family="text">
      <style:text-properties officeooo:rsid="00266340"/>
    </style:style>
    <style:style style:name="T7" style:family="text">
      <style:text-properties officeooo:rsid="002767e9"/>
    </style:style>
    <style:style style:name="T8" style:family="text">
      <style:text-properties officeooo:rsid="0028ca3b"/>
    </style:style>
    <style:style style:name="T9" style:family="text">
      <style:text-properties officeooo:rsid="0029cc1e"/>
    </style:style>
    <style:style style:name="T10" style:family="text">
      <style:text-properties officeooo:rsid="002b15c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 entrada do sistema é formada por uma lista de strings correspondentes às tarefas ou eventos <text:s/>do processo <text:s/>(elementos) e um conjunto stirngs correspondentes às situações.</text:p>
      <text:p text:style-name="P4"><text:span text:style-name="T1">Exemplo de entrada: </text:span><text:span text:style-name="T2">["d(a,b,c,d,</text:span><text:span text:style-name="T3">e</text:span><text:span text:style-name="T2">)", "&lt;(c;d)", "o(a;b)", "o(a,b;c,d)"]</text:span></text:p>
      <text:p text:style-name="P2"/>
      <text:p text:style-name="P1">Uma lista de Pontos de Recomendação é iniciada. </text:p>
      <text:p text:style-name="P1">Cada ponto de recomendação possui seu próprio domínio. O domínio de um ponto de recomendação corresponde ao conjunto de elementos que podem ser adicionados após aquele ponto. <text:span text:style-name="T1">Determinado o conjunto domínio de um ponto de recomendação, as recomendações possíveis para este ponto dão todas as combinações de desvios paralelos correspondentes aos elemento do conjunto das partes do domínio.</text:span></text:p>
      <text:p text:style-name="P2">Dado o estado do sistema, o gerador de recomendações deve portanto determinar <text:s/>o conjunto do domínio do ponto de recomendação ativo, gerar as recomendações para o mesmo.</text:p>
      <text:p text:style-name="P2">Aceita a recomendação, novos pontos de recomendação são gerados.</text:p>
      <text:p text:style-name="P2">As estruturas auxiliares precisam ser geradas para a determinação dos dominios:</text:p>
      <text:p text:style-name="P2">Choice set: corresponde a um conjunto de elementos <text:span text:style-name="T5">que estão em um lado de um regra <text:s/>de escolha (não coexistência ou união)</text:span></text:p>
      <text:p text:style-name="P3">GroupSet: Corresponde a um conjunto de elementos que <text:span text:style-name="T5">participam de uma</text:span> regra <text:span text:style-name="T4">de escolha</text:span>.</text:p>
      <text:p text:style-name="P5">Pode-se produzir uma tabela <text:s/>de choice sets e group sets a partir das regras</text:p>
      <table:table table:name="Tabela1" table:style-name="Tabela1">
        <table:table-column table:style-name="Tabela1.A" table:number-columns-repeated="3"/>
        <table:table-column table:style-name="Tabela1.D"/>
        <table:table-row>
          <table:table-cell table:style-name="Tabela1.A1" office:value-type="string">
            <text:p text:style-name="P7"><text:span text:style-name="T5">g</text:span>s</text:p>
          </table:table-cell>
          <table:table-cell table:style-name="Tabela1.A1" office:value-type="string">
            <text:p text:style-name="P7"><text:span text:style-name="T5">c</text:span>s_a</text:p>
          </table:table-cell>
          <table:table-cell table:style-name="Tabela1.A1" office:value-type="string">
            <text:p text:style-name="P7"><text:span text:style-name="T5">c</text:span>s_b</text:p>
          </table:table-cell>
          <table:table-cell table:style-name="Tabela1.D1" office:value-type="string">
            <text:p text:style-name="P14">situation</text:p>
          </table:table-cell>
        </table:table-row>
        <table:table-row>
          <table:table-cell table:style-name="Tabela1.A2" office:value-type="string">
            <text:p text:style-name="P7">1</text:p>
          </table:table-cell>
          <table:table-cell table:style-name="Tabela1.A2" office:value-type="string">
            <text:p text:style-name="P7">ab</text:p>
          </table:table-cell>
          <table:table-cell table:style-name="Tabela1.A2" office:value-type="string">
            <text:p text:style-name="P7">cd</text:p>
          </table:table-cell>
          <table:table-cell table:style-name="Tabela1.D2" office:value-type="string">
            <text:p text:style-name="P14">o</text:p>
          </table:table-cell>
        </table:table-row>
        <table:table-row>
          <table:table-cell table:style-name="Tabela1.A2" office:value-type="string">
            <text:p text:style-name="P7">2</text:p>
          </table:table-cell>
          <table:table-cell table:style-name="Tabela1.A2" office:value-type="string">
            <text:p text:style-name="P7">a</text:p>
          </table:table-cell>
          <table:table-cell table:style-name="Tabela1.A2" office:value-type="string">
            <text:p text:style-name="P7"/>
          </table:table-cell>
          <table:table-cell table:style-name="Tabela1.D2" office:value-type="string">
            <text:p text:style-name="P14">x</text:p>
          </table:table-cell>
        </table:table-row>
      </table:table>
      <text:p text:style-name="P5"/>
      <text:p text:style-name="P5">O primeiro <text:span text:style-name="T5">group</text:span> <text:s/>set <text:s/>a ser inserido <text:span text:style-name="T5">n</text:span>a tabela é aquele <text:span text:style-name="T5">que</text:span> não está contido em nenhum <text:span text:style-name="T5">choice</text:span>set. Inserido este conjunto <text:s/>na tabela o processo continua desconsiderando os <text:span text:style-name="T5">group</text:span> set<text:span text:style-name="T5">s</text:span> já inseridos.</text:p>
      <text:p text:style-name="P5">Uma regra mandat<text:span text:style-name="T5">ó</text:span>ria é que <text:s/>um <text:span text:style-name="T5">group</text:span> set não pode estar contido em <text:span text:style-name="T5">choice</text:span> sets diferentes.</text:p>
      <text:p text:style-name="P6">Segue o algoritmo:</text:p>
      <text:p text:style-name="P6"/>
      <text:p text:style-name="P6">Algoritmo Recomendation</text:p>
      <text:p text:style-name="P6">Criar lista de elementos (le)</text:p>
      <text:p text:style-name="P6">Criar lista de regras (lr) <text:s/>// Verificar se as regras estão consistentes</text:p>
      <text:p text:style-name="P12">CriatabeladeGroupSets(<text:span text:style-name="T7">tabGroupSet</text:span>)</text:p>
      <text:p text:style-name="P6"/>
      <text:p text:style-name="P8">D_0 = LeiaDominioProcesso()</text:p>
      <text:p text:style-name="P12">EliminateDepedenders(D_0)</text:p>
      <text:p text:style-name="P10"><text:span text:style-name="T8">CreateReccomPoint(D_0,0)</text:span></text:p>
      <text:p text:style-name="P12">reccomende(D_0,<text:span text:style-name="T10">0</text:span>)</text:p>
      <text:p text:style-name="P12"/>
      <text:p text:style-name="P12"/>
      <text:p text:style-name="P12">recomende(Domain d, <text:span text:style-name="T9">int rpn</text:span>) <text:span text:style-name="T10">{</text:span></text:p>
      <text:p text:style-name="P9"><text:span text:style-name="T7">int i=0</text:span></text:p>
      <text:p text:style-name="P13"/>
      <text:p text:style-name="P9">do{</text:p>
      <text:p text:style-name="P8">d_free=redux(d) // redux retorna os elemento<text:span text:style-name="T6">s</text:span> de d que estão livres de relações de escolha</text:p>
      <text:p text:style-name="P11"><text:s/><text:span text:style-name="T8">CreateReccomPoint(d_free,rpn)</text:span></text:p>
      <text:p text:style-name="P8">if (d_free.empty == false)</text:p>
      <text:p text:style-name="P8"><text:s text:c="6"/>Rec_list = generatePowerSetReccomendations(d_free)</text:p>
      <text:p text:style-name="P8"><text:s text:c="6"/><text:span text:style-name="T7">gs[i] = tabGroupSet.remove()</text:span></text:p>
      <text:p text:style-name="P8"><text:s text:c="5"/><text:span text:style-name="T8">generateGatewayRecomendation()</text:span></text:p>
      <text:p text:style-name="P8"><text:s text:c="5"/><text:span text:style-name="T8">for each cs in gs[i] do</text:span></text:p>
      <text:p text:style-name="P8"><text:s text:c="7"/><text:span text:style-name="T10">j++</text:span></text:p>
      <text:p text:style-name="P8"><text:s text:c="7"/><text:span text:style-name="T8">recomende(cs,rpn+j) <text:s text:c="3"/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0:13:58.764000000</meta:creation-date>
    <dc:date>2017-10-19T07:25:06.452000000</dc:date>
    <meta:editing-duration>PT18H52M56S</meta:editing-duration>
    <meta:editing-cycles>4</meta:editing-cycles>
    <meta:generator>LibreOffice/5.3.1.2$Windows_X86_64 LibreOffice_project/e80a0e0fd1875e1696614d24c32df0f95f03deb2</meta:generator>
    <meta:document-statistic meta:table-count="1" meta:image-count="0" meta:object-count="0" meta:page-count="1" meta:paragraph-count="44" meta:word-count="328" meta:character-count="2238" meta:non-whitespace-character-count="1903"/>
  </office:meta>
</office:document-meta>
</file>